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9.5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4.2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b2b2b2"/>
    </style:style>
    <style:style style:name="ce12" style:family="table-cell" style:parent-style-name="Default" style:data-style-name="N4">
      <style:table-cell-properties fo:background-color="#b2b2b2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4">
      <style:table-cell-properties fo:background-color="#b2b2b2"/>
    </style:style>
    <style:style style:name="ce15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D_reactions" table:style-name="ta1" table:print-ranges="CD_reactions.A1:CD_reactions.P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4" table:visibility="collapse" table:default-cell-style-name="ce1"/>
        <table:table-column table:style-name="co6" table:default-cell-style-name="ce1"/>
        <table:table-column table:style-name="co3" table:default-cell-style-name="ce1"/>
        <table:table-column table:style-name="co4" table:visibility="collapse" table:number-columns-repeated="2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4" table:default-cell-style-name="ce1"/>
        <table:table-column table:style-name="co7" table:default-cell-style-name="Default"/>
        <table:table-column table:style-name="co6" table:default-cell-style-name="ce1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Spacing</text:p>
          </table:table-cell>
          <table:table-cell table:formula="of:=24*0.0254" office:value-type="float" office:value="0.6096" calcext:value-type="float">
            <text:p>0.6096</text:p>
          </table:table-cell>
          <table:table-cell table:number-columns-repeated="8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1860200882219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5224120654862" calcext:value-type="float">
            <text:p>2.25</text:p>
          </table:table-cell>
          <table:table-cell office:value-type="float" office:value="-4.60543917244972" calcext:value-type="float">
            <text:p>-4.61</text:p>
          </table:table-cell>
          <table:table-cell office:value-type="float" office:value="0" calcext:value-type="float">
            <text:p>0.00</text:p>
          </table:table-cell>
          <table:table-cell office:value-type="float" office:value="3.07817847725267" calcext:value-type="float">
            <text:p>3.08</text:p>
          </table:table-cell>
          <table:table-cell office:value-type="string" calcext:value-type="string">
            <text:p>3D</text:p>
          </table:table-cell>
          <table:table-cell office:value-type="float" office:value="-0.000000004732731213152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271305347788" calcext:value-type="float">
            <text:p>2.91</text:p>
          </table:table-cell>
          <table:table-cell office:value-type="float" office:value="4.60543917718256" calcext:value-type="float">
            <text:p>4.61</text:p>
          </table:table-cell>
          <table:table-cell office:value-type="float" office:value="0" calcext:value-type="float">
            <text:p>0.00</text:p>
          </table:table-cell>
          <table:table-cell office:value-type="float" office:value="2.1053377317506" calcext:value-type="float">
            <text:p>2.11</text:p>
          </table:table-cell>
          <table:table-cell table:number-columns-repeated="4"/>
          <table:table-cell table:formula="of:=[.J3]" office:value-type="string" office:string-value="3D" calcext:value-type="string">
            <text:p>3D</text:p>
          </table:table-cell>
          <table:table-cell office:value-type="string" calcext:value-type="string">
            <text:p>DEAD LOAD</text:p>
          </table:table-cell>
          <table:table-cell table:style-name="ce1" table:formula="of:=[.F3]/[.$S$1]" office:value-type="float" office:value="3.6946214018186" calcext:value-type="float">
            <text:p>3.69</text:p>
          </table:table-cell>
          <table:table-cell table:style-name="ce1" table:formula="of:=[.P3]/[.$S$1]" office:value-type="float" office:value="3.4536380114019" calcext:value-type="float">
            <text:p>3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7.9687367815495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7943311694853" calcext:value-type="float">
            <text:p>5.18</text:p>
          </table:table-cell>
          <table:table-cell office:value-type="float" office:value="-10.4482268474418" calcext:value-type="float">
            <text:p>-10.45</text:p>
          </table:table-cell>
          <table:table-cell office:value-type="float" office:value="0" calcext:value-type="float">
            <text:p>0.00</text:p>
          </table:table-cell>
          <table:table-cell office:value-type="float" office:value="6.84110053472055" calcext:value-type="float">
            <text:p>6.84</text:p>
          </table:table-cell>
          <table:table-cell office:value-type="string" calcext:value-type="string">
            <text:p>3D</text:p>
          </table:table-cell>
          <table:table-cell office:value-type="float" office:value="-0.00000001073701241693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42016750644691" calcext:value-type="float">
            <text:p>6.42</text:p>
          </table:table-cell>
          <table:table-cell office:value-type="float" office:value="10.448226858179" calcext:value-type="float">
            <text:p>10.45</text:p>
          </table:table-cell>
          <table:table-cell office:value-type="float" office:value="0" calcext:value-type="float">
            <text:p>0.00</text:p>
          </table:table-cell>
          <table:table-cell office:value-type="float" office:value="4.77701687084518" calcext:value-type="float">
            <text:p>4.78</text:p>
          </table:table-cell>
          <table:table-cell table:number-columns-repeated="4"/>
          <table:table-cell table:formula="of:=[.J4]" office:value-type="string" office:string-value="3D" calcext:value-type="string">
            <text:p>3D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S$1]" office:value-type="float" office:value="4.80182399999985" calcext:value-type="float">
            <text:p>4.80</text:p>
          </table:table-cell>
          <table:table-cell table:style-name="ce1" table:formula="of:=([.P4]-[.P3])/[.$S$1]" office:value-type="float" office:value="4.38267575310791" calcext:value-type="float">
            <text:p>4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0.00000000000004942535269947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38104926894842" calcext:value-type="float">
            <text:p>8.38</text:p>
          </table:table-cell>
          <table:table-cell office:value-type="float" office:value="-16.8387758669643" calcext:value-type="float">
            <text:p>-16.84</text:p>
          </table:table-cell>
          <table:table-cell office:value-type="float" office:value="0" calcext:value-type="float">
            <text:p>0.00</text:p>
          </table:table-cell>
          <table:table-cell office:value-type="float" office:value="10.956796535076" calcext:value-type="float">
            <text:p>10.96</text:p>
          </table:table-cell>
          <table:table-cell office:value-type="string" calcext:value-type="string">
            <text:p>3D</text:p>
          </table:table-cell>
          <table:table-cell office:value-type="float" office:value="-0.00000001730419171508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2564458143818" calcext:value-type="float">
            <text:p>10.26</text:p>
          </table:table-cell>
          <table:table-cell office:value-type="float" office:value="16.8387758842689" calcext:value-type="float">
            <text:p>16.84</text:p>
          </table:table-cell>
          <table:table-cell office:value-type="float" office:value="0" calcext:value-type="float">
            <text:p>0.00</text:p>
          </table:table-cell>
          <table:table-cell office:value-type="float" office:value="7.69916592922988" calcext:value-type="float">
            <text:p>7.70</text:p>
          </table:table-cell>
          <table:table-cell table:number-columns-repeated="4"/>
          <table:table-cell table:formula="of:=[.J5]" office:value-type="string" office:string-value="3D" calcext:value-type="string">
            <text:p>3D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S$1]" office:value-type="float" office:value="10.0538189999997" calcext:value-type="float">
            <text:p>10.05</text:p>
          </table:table-cell>
          <table:table-cell table:style-name="ce1" table:formula="of:=([.P5]-[.P3])/[.$S$1]" office:value-type="float" office:value="9.17622735806968" calcext:value-type="float">
            <text:p>9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06775735528208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04424118614839" calcext:value-type="float">
            <text:p>9.04</text:p>
          </table:table-cell>
          <table:table-cell office:value-type="float" office:value="-18.1625324495797" calcext:value-type="float">
            <text:p>-18.16</text:p>
          </table:table-cell>
          <table:table-cell office:value-type="float" office:value="0" calcext:value-type="float">
            <text:p>0.00</text:p>
          </table:table-cell>
          <table:table-cell office:value-type="float" office:value="11.8093335637211" calcext:value-type="float">
            <text:p>11.81</text:p>
          </table:table-cell>
          <table:table-cell office:value-type="string" calcext:value-type="string">
            <text:p>3D</text:p>
          </table:table-cell>
          <table:table-cell office:value-type="float" office:value="-0.00000001866452294052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0511034638826" calcext:value-type="float">
            <text:p>11.05</text:p>
          </table:table-cell>
          <table:table-cell office:value-type="float" office:value="18.1625324682447" calcext:value-type="float">
            <text:p>18.16</text:p>
          </table:table-cell>
          <table:table-cell office:value-type="float" office:value="0" calcext:value-type="float">
            <text:p>0.00</text:p>
          </table:table-cell>
          <table:table-cell office:value-type="float" office:value="8.304468234181" calcext:value-type="float">
            <text:p>8.30</text:p>
          </table:table-cell>
          <table:table-cell table:number-columns-repeated="4"/>
          <table:table-cell table:formula="of:=[.J6]" office:value-type="string" office:string-value="3D" calcext:value-type="string">
            <text:p>3D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S$1]" office:value-type="float" office:value="-6.352413252422" calcext:value-type="float">
            <text:p>-6.35</text:p>
          </table:table-cell>
          <table:table-cell table:style-name="ce1" table:formula="of:=([.P7]-[.P3])/0.6/[.$S$1]" office:value-type="float" office:value="-5.79791502877078" calcext:value-type="float">
            <text:p>-5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1.63646873829748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0712174646572515" calcext:value-type="float">
            <text:p>-0.07</text:p>
          </table:table-cell>
          <table:table-cell office:value-type="float" office:value="0.032273728861357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913589754520038" calcext:value-type="float">
            <text:p>0.09</text:p>
          </table:table-cell>
          <table:table-cell office:value-type="string" calcext:value-type="string">
            <text:p>3D</text:p>
          </table:table-cell>
          <table:table-cell office:value-type="float" office:value="0.000000000033165719059979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28670970805812" calcext:value-type="float">
            <text:p>0.13</text:p>
          </table:table-cell>
          <table:table-cell office:value-type="float" office:value="-0.0322737288945256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-0.0153076691725998" calcext:value-type="float">
            <text:p>-0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-0.0000000000001079172307072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30164729815143" calcext:value-type="float">
            <text:p>7.30</text:p>
          </table:table-cell>
          <table:table-cell office:value-type="float" office:value="-14.6842480039541" calcext:value-type="float">
            <text:p>-14.68</text:p>
          </table:table-cell>
          <table:table-cell office:value-type="float" office:value="0" calcext:value-type="float">
            <text:p>0.00</text:p>
          </table:table-cell>
          <table:table-cell office:value-type="float" office:value="9.56921908572753" calcext:value-type="float">
            <text:p>9.57</text:p>
          </table:table-cell>
          <table:table-cell office:value-type="string" calcext:value-type="string">
            <text:p>3D</text:p>
          </table:table-cell>
          <table:table-cell office:value-type="float" office:value="-0.00000001509011417510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96307204016344" calcext:value-type="float">
            <text:p>8.96</text:p>
          </table:table-cell>
          <table:table-cell office:value-type="float" office:value="14.6842480190445" calcext:value-type="float">
            <text:p>14.68</text:p>
          </table:table-cell>
          <table:table-cell office:value-type="float" office:value="0" calcext:value-type="float">
            <text:p>0.00</text:p>
          </table:table-cell>
          <table:table-cell office:value-type="float" office:value="6.71398428882219" calcext:value-type="float">
            <text:p>6.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<text:s/>roof</text:p>
          </table:table-cell>
          <table:table-cell office:value-type="string" calcext:value-type="string">
            <text:p>3C</text:p>
          </table:table-cell>
          <table:table-cell office:value-type="float" office:value="1.408650973644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972113893579088" calcext:value-type="float">
            <text:p>-0.97</text:p>
          </table:table-cell>
          <table:table-cell office:value-type="float" office:value="1.874449288039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-1.13991234205957" calcext:value-type="float">
            <text:p>-1.14</text:p>
          </table:table-cell>
          <table:table-cell office:value-type="string" calcext:value-type="string">
            <text:p>3D</text:p>
          </table:table-cell>
          <table:table-cell office:value-type="float" office:value="0.0000000019262588466517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1.03641418114085" calcext:value-type="float">
            <text:p>-1.04</text:p>
          </table:table-cell>
          <table:table-cell office:value-type="float" office:value="-1.87444928996532" calcext:value-type="float">
            <text:p>-1.87</text:p>
          </table:table-cell>
          <table:table-cell office:value-type="float" office:value="0" calcext:value-type="float">
            <text:p>0.00</text:p>
          </table:table-cell>
          <table:table-cell office:value-type="float" office:value="-0.857442711677677" calcext:value-type="float">
            <text:p>-0.86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table:formula="of:=MAX([.F3:.F9])" office:value-type="float" office:value="9.04424118614839" calcext:value-type="float">
            <text:p>9.04</text:p>
          </table:table-cell>
          <table:table-cell table:number-columns-repeated="2"/>
          <table:table-cell table:style-name="ce2" table:formula="of:=MAX([.I3:.I9])" office:value-type="float" office:value="11.8093335637211" calcext:value-type="float">
            <text:p>11.81</text:p>
          </table:table-cell>
          <table:table-cell table:number-columns-repeated="3"/>
          <table:table-cell table:style-name="ce2" table:formula="of:=MAX([.M3:.M9])" office:value-type="float" office:value="11.0511034638826" calcext:value-type="float">
            <text:p>11.05</text:p>
          </table:table-cell>
          <table:table-cell table:number-columns-repeated="2"/>
          <table:table-cell table:style-name="ce2" table:formula="of:=MAX([.P3:.P9])" office:value-type="float" office:value="8.304468234181" calcext:value-type="float">
            <text:p>8.30</text:p>
          </table:table-cell>
          <table:table-cell/>
          <table:table-cell table:formula="of:=MAX([.F10];[.P10])" office:value-type="float" office:value="9.04424118614839" calcext:value-type="float">
            <text:p>9.04</text:p>
          </table:table-cell>
          <table:table-cell table:style-name="ce5"/>
          <table:table-cell table:style-name="ce2"/>
          <table:table-cell table:style-name="ce5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10]/[.$S$1]" office:value-type="float" office:value="14.8363536518182" calcext:value-type="float">
            <text:p>14.84</text:p>
          </table:table-cell>
          <table:table-cell table:number-columns-repeated="2"/>
          <table:table-cell table:style-name="ce2" table:formula="of:=[.I10]/[.$S$1]" office:value-type="float" office:value="19.3722663446868" calcext:value-type="float">
            <text:p>19.37</text:p>
          </table:table-cell>
          <table:table-cell table:number-columns-repeated="3"/>
          <table:table-cell table:style-name="ce2" table:formula="of:=[.M10]/[.$S$1]" office:value-type="float" office:value="18.1284505641119" calcext:value-type="float">
            <text:p>18.13</text:p>
          </table:table-cell>
          <table:table-cell table:number-columns-repeated="2"/>
          <table:table-cell table:style-name="ce2" table:formula="of:=[.P10]/[.$S$1]" office:value-type="float" office:value="13.6228153447851" calcext:value-type="float">
            <text:p>13.62</text:p>
          </table:table-cell>
          <table: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11"/>
        </table:table-row>
        <table:table-row table:style-name="ro1">
          <table:table-cell table:number-columns-repeated="32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833200258261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63663018045071" calcext:value-type="float">
            <text:p>9.64</text:p>
          </table:table-cell>
          <table:table-cell office:value-type="float" office:value="0.0000000000008308802534884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2.1405630409619" calcext:value-type="float">
            <text:p>12.14</text:p>
          </table:table-cell>
          <table:table-cell office:value-type="string" calcext:value-type="string">
            <text:p>2D</text:p>
          </table:table-cell>
          <table:table-cell office:value-type="float" office:value="-0.0000000000001371063262922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706233036508" calcext:value-type="float">
            <text:p>11.71</text:p>
          </table:table-cell>
          <table:table-cell office:value-type="float" office:value="0.0000000000007990195172169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20230017599681" calcext:value-type="float">
            <text:p>9.2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0.00000000000002732036818997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224635965216" calcext:value-type="float">
            <text:p>3.78</text:p>
          </table:table-cell>
          <table:table-cell office:value-type="float" office:value="0.00000000000032174085617953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5918852576344" calcext:value-type="float">
            <text:p>4.86</text:p>
          </table:table-cell>
          <table:table-cell office:value-type="string" calcext:value-type="string">
            <text:p>2D</text:p>
          </table:table-cell>
          <table:table-cell office:value-type="float" office:value="-0.00000000000004513367457548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9241927651016" calcext:value-type="float">
            <text:p>4.69</text:p>
          </table:table-cell>
          <table:table-cell office:value-type="float" office:value="0.0000000000003151257033096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61547711039888" calcext:value-type="float">
            <text:p>3.6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0.00000000000014145484783512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7303422525103" calcext:value-type="float">
            <text:p>8.17</text:p>
          </table:table-cell>
          <table:table-cell office:value-type="float" office:value="0.00000000000070590999712294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0.3202194121623" calcext:value-type="float">
            <text:p>10.32</text:p>
          </table:table-cell>
          <table:table-cell office:value-type="string" calcext:value-type="string">
            <text:p>2D</text:p>
          </table:table-cell>
          <table:table-cell office:value-type="float" office:value="0.000000000000024925839170464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9.95277959650854" calcext:value-type="float">
            <text:p>9.95</text:p>
          </table:table-cell>
          <table:table-cell office:value-type="float" office:value="0.00000000000066737015913531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.80559440959733" calcext:value-type="float">
            <text:p>7.81</text:p>
          </table:table-cell>
          <table:table-cell table:number-columns-repeated="12"/>
          <table:table-cell office:value-type="string" calcext:value-type="string">
            <text:p>facade load:</text:p>
          </table:table-cell>
          <table:table-cell table:formula="of:=730*(3.3528+3.302+0.6096)*[.S1]*[.AC1]" office:value-type="float" office:value="726.743677141997" calcext:value-type="float">
            <text:p>726.743677141997</text:p>
          </table:table-cell>
          <table:table-cell office:value-type="string" calcext:value-type="string">
            <text:p>pounds/truss</text:p>
          </table:table-cell>
          <table:table-cell/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C</text:p>
          </table:table-cell>
          <table:table-cell office:value-type="float" office:value="-9.2583718469541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26934790596707" calcext:value-type="float">
            <text:p>2.27</text:p>
          </table:table-cell>
          <table:table-cell office:value-type="float" office:value="0.00000000000019829826669592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91551323131015" calcext:value-type="float">
            <text:p>2.92</text:p>
          </table:table-cell>
          <table:table-cell office:value-type="string" calcext:value-type="string">
            <text:p>2D</text:p>
          </table:table-cell>
          <table:table-cell office:value-type="float" office:value="4.35562697020941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81545167778209" calcext:value-type="float">
            <text:p>2.82</text:p>
          </table:table-cell>
          <table:table-cell office:value-type="float" office:value="0.00000000000018734169771050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16928635243902" calcext:value-type="float">
            <text:p>2.17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table:formula="of:=MAX([.F13:.F19])" office:value-type="float" office:value="9.63663018045071" calcext:value-type="float">
            <text:p>9.64</text:p>
          </table:table-cell>
          <table:table-cell table:number-columns-repeated="2"/>
          <table:table-cell table:style-name="ce2" table:formula="of:=MAX([.I13:.I19])" office:value-type="float" office:value="12.1405630409619" calcext:value-type="float">
            <text:p>12.14</text:p>
          </table:table-cell>
          <table:table-cell table:number-columns-repeated="3"/>
          <table:table-cell table:style-name="ce2" table:formula="of:=MAX([.M13:.M19])" office:value-type="float" office:value="11.706233036508" calcext:value-type="float">
            <text:p>11.71</text:p>
          </table:table-cell>
          <table:table-cell table:number-columns-repeated="2"/>
          <table:table-cell table:style-name="ce2" table:formula="of:=MAX([.P13:.P19])" office:value-type="float" office:value="9.20230017599681" calcext:value-type="float">
            <text:p>9.20</text:p>
          </table:table-cell>
          <table:table-cell/>
          <table:table-cell table:formula="of:=MAX([.F20];[.P20])" office:value-type="float" office:value="9.63663018045071" calcext:value-type="float">
            <text:p>9.6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20]/[.$S$1]" office:value-type="float" office:value="15.8081203747551" calcext:value-type="float">
            <text:p>15.81</text:p>
          </table:table-cell>
          <table:table-cell table:number-columns-repeated="2"/>
          <table:table-cell table:style-name="ce2" table:formula="of:=[.I20]/[.$S$1]" office:value-type="float" office:value="19.9156217863548" calcext:value-type="float">
            <text:p>19.92</text:p>
          </table:table-cell>
          <table:table-cell table:number-columns-repeated="3"/>
          <table:table-cell table:style-name="ce2" table:formula="of:=[.M20]/[.$S$1]" office:value-type="float" office:value="19.203138183248" calcext:value-type="float">
            <text:p>19.20</text:p>
          </table:table-cell>
          <table:table-cell table:number-columns-repeated="2"/>
          <table:table-cell table:style-name="ce2" table:formula="of:=[.P20]/[.$S$1]" office:value-type="float" office:value="15.0956367716483" calcext:value-type="float">
            <text:p>15.10</text:p>
          </table:table-cell>
          <table:table-cell table:number-columns-repeated="5"/>
          <table:table-cell table:style-name="ce12" office:value-type="string" calcext:value-type="string" table:number-columns-spanned="5" table:number-rows-spanned="1">
            <text:p>Load on cantilever (kN/m)</text:p>
          </table:table-cell>
          <table:covered-table-cell table:number-columns-repeated="4"/>
          <table:table-cell table:number-columns-repeated="2"/>
          <table:table-cell table:style-name="ce12" office:value-type="string" calcext:value-type="string" table:number-columns-spanned="3" table:number-rows-spanned="1">
            <text:p>Load on cantilever (pounds/truss)</text:p>
          </table:table-cell>
          <table:covered-table-cell/>
          <table:covered-table-cell table:style-name="ce1"/>
          <table:table-cell table:style-name="ce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5"/>
          <table:table-cell table:style-name="ce8"/>
          <table:table-cell table:style-name="ce13" table:formula="of:=[.C23]" office:value-type="string" office:string-value="3C+2C" calcext:value-type="string">
            <text:p>3C+2C</text:p>
          </table:table-cell>
          <table:table-cell table:style-name="ce8" table:number-columns-repeated="2"/>
          <table:table-cell table:style-name="ce13" table:formula="of:=[.J23]" office:value-type="string" office:string-value="3D+2D" calcext:value-type="string">
            <text:p>3D+2D</text:p>
          </table:table-cell>
          <table:table-cell table:number-columns-repeated="2"/>
          <table:table-cell table:style-name="ce9"/>
          <table:table-cell table:style-name="ce15" table:formula="of:=[.W22]" office:value-type="string" office:string-value="3C+2C" calcext:value-type="string">
            <text:p>3C+2C</text:p>
          </table:table-cell>
          <table:table-cell table:style-name="ce15" table:formula="of:=[.Z22]" office:value-type="string" office:string-value="3D+2D" calcext:value-type="string">
            <text:p>3D+2D</text:p>
          </table:table-cell>
          <table:table-cell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C+2C" calcext:value-type="string">
            <text:p>3C+2C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6.03448756620078" calcext:value-type="float">
            <text:p>6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7.93736700301611" calcext:value-type="float">
            <text:p>7.94</text:p>
          </table:table-cell>
          <table:table-cell table:formula="of:=COM.MICROSOFT.CONCAT([.J3];&quot;+&quot;;[.J13])" office:value-type="string" office:string-value="3D+2D" calcext:value-type="string">
            <text:p>3D+2D</text:p>
          </table:table-cell>
          <table:table-cell table:formula="of:=#REF!+#REF!+[.K13]" office:value-type="string" office:string-value="" calcext:value-type="error">
            <text:p>#REF!</text:p>
          </table:table-cell>
          <table:table-cell table:formula="of:=[.EL3]+[.L13]" office:value-type="float" office:value="0" calcext:value-type="float">
            <text:p>0.00</text:p>
          </table:table-cell>
          <table:table-cell table:formula="of:=[.M3]+[.M13]" office:value-type="float" office:value="7.60513232998804" calcext:value-type="float">
            <text:p>7.61</text:p>
          </table:table-cell>
          <table:table-cell table:formula="of:=#REF!+#REF!+[.N13]" office:value-type="string" office:string-value="" calcext:value-type="error">
            <text:p>#REF!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[.P3]+[.P13]" office:value-type="float" office:value="5.72081484214948" calcext:value-type="float">
            <text:p>5.72</text:p>
          </table:table-cell>
          <table:table-cell table:number-columns-repeated="5"/>
          <table:table-cell table:style-name="ce8" office:value-type="string" calcext:value-type="string">
            <text:p>DEAD LOAD</text:p>
          </table:table-cell>
          <table:table-cell table:style-name="ce9" table:formula="of:=[.F23]/[.$S$1]" office:value-type="float" office:value="9.89909377657608" calcext:value-type="float">
            <text:p>9.90</text:p>
          </table:table-cell>
          <table:table-cell table:style-name="ce9" table:formula="of:=[.I23]/[.$S$1]" office:value-type="float" office:value="13.020615162428" calcext:value-type="float">
            <text:p>13.02</text:p>
          </table:table-cell>
          <table:table-cell table:style-name="ce9" table:formula="of:=[.M23]/[.$S$1]" office:value-type="float" office:value="12.4756107775394" calcext:value-type="float">
            <text:p>12.48</text:p>
          </table:table-cell>
          <table:table-cell table:style-name="ce9" table:formula="of:=[.P23]/[.$S$1]" office:value-type="float" office:value="9.38453878305361" calcext:value-type="float">
            <text:p>9.38</text:p>
          </table:table-cell>
          <table:table-cell table:number-columns-repeated="2"/>
          <table:table-cell table:style-name="ce9" table:formula="of:=[.V23]" office:value-type="string" office:string-value="DEAD LOAD" calcext:value-type="string">
            <text:p>DEAD LOAD</text:p>
          </table:table-cell>
          <table:table-cell table:style-name="ce9" table:formula="of:=[.W23]*[.$AC$1]*1000*[.$S$1]+[.AD18]" office:value-type="float" office:value="2083.35079241203" calcext:value-type="float">
            <text:p>2,083.35</text:p>
          </table:table-cell>
          <table:table-cell table:style-name="ce9" table:formula="of:=[.Z23]*[.$AC$1]*1000*[.$S$1]+[.AD18]" office:value-type="float" office:value="2012.83434099078" calcext:value-type="float">
            <text:p>2,012.83</text:p>
          </table:table-cell>
          <table:table-cell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C+2C" calcext:value-type="string">
            <text:p>3C+2C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14.8160632973992" calcext:value-type="float">
            <text:p>14.82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18.9816635756825" calcext:value-type="float">
            <text:p>18.98</text:p>
          </table:table-cell>
          <table:table-cell table:formula="of:=COM.MICROSOFT.CONCAT([.J4];&quot;+&quot;;[.J14])" office:value-type="string" office:string-value="3D+2D" calcext:value-type="string">
            <text:p>3D+2D</text:p>
          </table:table-cell>
          <table:table-cell table:formula="of:=#REF!+#REF!+[.K14]" office:value-type="string" office:string-value="" calcext:value-type="error">
            <text:p>#REF!</text:p>
          </table:table-cell>
          <table:table-cell table:formula="of:=[.EL4]+[.L14]" office:value-type="float" office:value="0" calcext:value-type="float">
            <text:p>0.00</text:p>
          </table:table-cell>
          <table:table-cell table:formula="of:=[.M4]+[.M14]" office:value-type="float" office:value="18.1264005429549" calcext:value-type="float">
            <text:p>18.13</text:p>
          </table:table-cell>
          <table:table-cell table:formula="of:=#REF!+#REF!+[.N14]" office:value-type="string" office:string-value="" calcext:value-type="error">
            <text:p>#REF!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[.P4]+[.P14]" office:value-type="float" office:value="13.979317046842" calcext:value-type="float">
            <text:p>13.98</text:p>
          </table:table-cell>
          <table:table-cell table:number-columns-repeated="5"/>
          <table:table-cell table:style-name="ce8" office:value-type="string" calcext:value-type="string">
            <text:p>LIVE LOAD</text:p>
          </table:table-cell>
          <table:table-cell table:style-name="ce9" table:formula="of:=([.F24]-[.F23])/[.$S$1]" office:value-type="float" office:value="14.4054719999974" calcext:value-type="float">
            <text:p>14.41</text:p>
          </table:table-cell>
          <table:table-cell table:style-name="ce9" table:formula="of:=([.I24]-[.I23])/[.$S$1]" office:value-type="float" office:value="18.1172844039803" calcext:value-type="float">
            <text:p>18.12</text:p>
          </table:table-cell>
          <table:table-cell table:style-name="ce9" table:formula="of:=([.M24]-[.M23])/[.$S$1]" office:value-type="float" office:value="17.2592982496176" calcext:value-type="float">
            <text:p>17.26</text:p>
          </table:table-cell>
          <table:table-cell table:style-name="ce9" table:formula="of:=([.P24]-[.P23])/[.$S$1]" office:value-type="float" office:value="13.5474117531045" calcext:value-type="float">
            <text:p>13.55</text:p>
          </table:table-cell>
          <table:table-cell table:number-columns-repeated="2"/>
          <table:table-cell table:style-name="ce9" table:formula="of:=[.V24]" office:value-type="string" office:string-value="LIVE LOAD" calcext:value-type="string">
            <text:p>LIVE LOAD</text:p>
          </table:table-cell>
          <table:table-cell table:style-name="ce9" table:formula="of:=[.W24]*[.$AC$1]*1000*[.$S$1]" office:value-type="float" office:value="1974.17725855498" calcext:value-type="float">
            <text:p>1,974.18</text:p>
          </table:table-cell>
          <table:table-cell table:style-name="ce9" table:formula="of:=[.Z24]*[.$AC$1]*1000*[.$S$1]" office:value-type="float" office:value="1856.58562213472" calcext:value-type="float">
            <text:p>1,856.59</text:p>
          </table:table-cell>
          <table:table-cell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C+2C" calcext:value-type="string">
            <text:p>3C+2C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12.1632956286006" calcext:value-type="float">
            <text:p>12.16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15.8159850608394" calcext:value-type="float">
            <text:p>15.82</text:p>
          </table:table-cell>
          <table:table-cell table:formula="of:=COM.MICROSOFT.CONCAT([.J5];&quot;+&quot;;[.J15])" office:value-type="string" office:string-value="3D+2D" calcext:value-type="string">
            <text:p>3D+2D</text:p>
          </table:table-cell>
          <table:table-cell table:formula="of:=#REF!+#REF!+[.K15]" office:value-type="string" office:string-value="" calcext:value-type="error">
            <text:p>#REF!</text:p>
          </table:table-cell>
          <table:table-cell table:formula="of:=[.EL5]+[.L15]" office:value-type="float" office:value="0" calcext:value-type="float">
            <text:p>0.00</text:p>
          </table:table-cell>
          <table:table-cell table:formula="of:=[.M5]+[.M15]" office:value-type="float" office:value="14.948865090892" calcext:value-type="float">
            <text:p>14.95</text:p>
          </table:table-cell>
          <table:table-cell table:formula="of:=#REF!+#REF!+[.N15]" office:value-type="string" office:string-value="" calcext:value-type="error">
            <text:p>#REF!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[.P5]+[.P15]" office:value-type="float" office:value="11.3146430396288" calcext:value-type="float">
            <text:p>11.31</text:p>
          </table:table-cell>
          <table:table-cell table:number-columns-repeated="5"/>
          <table:table-cell table:style-name="ce8" office:value-type="string" calcext:value-type="string">
            <text:p>SNOW LOAD</text:p>
          </table:table-cell>
          <table:table-cell table:style-name="ce9" table:formula="of:=([.F25]-[.F23])/[.$S$1]" office:value-type="float" office:value="10.0538189999997" calcext:value-type="float">
            <text:p>10.05</text:p>
          </table:table-cell>
          <table:table-cell table:style-name="ce9" table:formula="of:=([.I25]-[.I23])/[.$S$1]" office:value-type="float" office:value="12.9242422208387" calcext:value-type="float">
            <text:p>12.92</text:p>
          </table:table-cell>
          <table:table-cell table:style-name="ce9" table:formula="of:=([.M25]-[.M23])/[.$S$1]" office:value-type="float" office:value="12.0468057101443" calcext:value-type="float">
            <text:p>12.05</text:p>
          </table:table-cell>
          <table:table-cell table:style-name="ce9" table:formula="of:=([.P25]-[.P23])/[.$S$1]" office:value-type="float" office:value="9.17622735806975" calcext:value-type="float">
            <text:p>9.18</text:p>
          </table:table-cell>
          <table:table-cell table:number-columns-repeated="2"/>
          <table:table-cell table:style-name="ce9" table:formula="of:=[.V25]" office:value-type="string" office:string-value="SNOW LOAD" calcext:value-type="string">
            <text:p>SNOW LOAD</text:p>
          </table:table-cell>
          <table:table-cell table:style-name="ce9" table:formula="of:=[.W25]*[.$AC$1]*1000*[.$S$1]" office:value-type="float" office:value="1377.81121170004" calcext:value-type="float">
            <text:p>1,377.81</text:p>
          </table:table-cell>
          <table:table-cell table:style-name="ce9" table:formula="of:=[.Z25]*[.$AC$1]*1000*[.$S$1]" office:value-type="float" office:value="1257.54292324713" calcext:value-type="float">
            <text:p>1,257.54</text:p>
          </table:table-cell>
          <table:table-cell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C+2C" calcext:value-type="string">
            <text:p>3C+2C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17.2172754113994" calcext:value-type="float">
            <text:p>17.22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22.1295529758834" calcext:value-type="float">
            <text:p>22.13</text:p>
          </table:table-cell>
          <table:table-cell table:formula="of:=COM.MICROSOFT.CONCAT([.J6];&quot;+&quot;;[.J16])" office:value-type="string" office:string-value="3D+2D" calcext:value-type="string">
            <text:p>3D+2D</text:p>
          </table:table-cell>
          <table:table-cell table:formula="of:=#REF!+#REF!+[.K16]" office:value-type="string" office:string-value="" calcext:value-type="error">
            <text:p>#REF!</text:p>
          </table:table-cell>
          <table:table-cell table:formula="of:=[.EL6]+[.L16]" office:value-type="float" office:value="0" calcext:value-type="float">
            <text:p>0.00</text:p>
          </table:table-cell>
          <table:table-cell table:formula="of:=[.M6]+[.M16]" office:value-type="float" office:value="21.0038830603911" calcext:value-type="float">
            <text:p>21.00</text:p>
          </table:table-cell>
          <table:table-cell table:formula="of:=#REF!+#REF!+[.N16]" office:value-type="string" office:string-value="" calcext:value-type="error">
            <text:p>#REF!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[.P6]+[.P16]" office:value-type="float" office:value="16.1100626437783" calcext:value-type="float">
            <text:p>16.11</text:p>
          </table:table-cell>
          <table:table-cell table:number-columns-repeated="5"/>
          <table:table-cell table:style-name="ce8" office:value-type="string" calcext:value-type="string">
            <text:p>WIND LOAD</text:p>
          </table:table-cell>
          <table:table-cell table:style-name="ce9" table:formula="of:=([.F27]-[.F23])/0.6/[.$S$1]" office:value-type="float" office:value="-6.352413252422" calcext:value-type="float">
            <text:p>-6.35</text:p>
          </table:table-cell>
          <table:table-cell table:style-name="ce9" table:formula="of:=([.I27]-[.I23])/0.6/[.$S$1]" office:value-type="float" office:value="-8.16606381725905" calcext:value-type="float">
            <text:p>-8.17</text:p>
          </table:table-cell>
          <table:table-cell table:style-name="ce9" table:formula="of:=([.M27]-[.M23])/0.6/[.$S$1]" office:value-type="float" office:value="-7.61166361185496" calcext:value-type="float">
            <text:p>-7.61</text:p>
          </table:table-cell>
          <table:table-cell table:style-name="ce9" table:formula="of:=([.P27]-[.P23])/0.6/[.$S$1]" office:value-type="float" office:value="-5.79791502877078" calcext:value-type="float">
            <text:p>-5.80</text:p>
          </table:table-cell>
          <table:table-cell table:number-columns-repeated="2"/>
          <table:table-cell table:style-name="ce9" table:formula="of:=[.V26]" office:value-type="string" office:string-value="WIND LOAD" calcext:value-type="string">
            <text:p>WIND LOAD</text:p>
          </table:table-cell>
          <table:table-cell table:style-name="ce9" table:formula="of:=[.W26]*[.$AC$1]*1000*[.$S$1]" office:value-type="float" office:value="-870.557367358534" calcext:value-type="float">
            <text:p>-870.56</text:p>
          </table:table-cell>
          <table:table-cell table:style-name="ce9" table:formula="of:=[.Z26]*[.$AC$1]*1000*[.$S$1]" office:value-type="float" office:value="-794.566953226906" calcext:value-type="float">
            <text:p>-794.57</text:p>
          </table:table-cell>
          <table:table-cell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C+2C" calcext:value-type="string">
            <text:p>3C+2C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3.71102889499491" calcext:value-type="float">
            <text:p>3.71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4.95054750121544" calcext:value-type="float">
            <text:p>4.95</text:p>
          </table:table-cell>
          <table:table-cell table:formula="of:=COM.MICROSOFT.CONCAT([.J7];&quot;+&quot;;[.J17])" office:value-type="string" office:string-value="3D+2D" calcext:value-type="string">
            <text:p>3D+2D</text:p>
          </table:table-cell>
          <table:table-cell table:formula="of:=#REF!+#REF!+[.K17]" office:value-type="string" office:string-value="" calcext:value-type="error">
            <text:p>#REF!</text:p>
          </table:table-cell>
          <table:table-cell table:formula="of:=[.EL7]+[.L17]" office:value-type="float" office:value="0" calcext:value-type="float">
            <text:p>0.00</text:p>
          </table:table-cell>
          <table:table-cell table:formula="of:=[.M7]+[.M17]" office:value-type="float" office:value="4.82109024731597" calcext:value-type="float">
            <text:p>4.82</text:p>
          </table:table-cell>
          <table:table-cell table:formula="of:=#REF!+#REF!+[.N17]" office:value-type="string" office:string-value="" calcext:value-type="error">
            <text:p>#REF!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[.P7]+[.P17]" office:value-type="float" office:value="3.60016944122628" calcext:value-type="float">
            <text:p>3.60</text:p>
          </table:table-cell>
          <table:table-cell table:number-columns-repeated="16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C+2C" calcext:value-type="string">
            <text:p>3C+2C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15.4746815234025" calcext:value-type="float">
            <text:p>15.47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19.8894384978898" calcext:value-type="float">
            <text:p>19.89</text:p>
          </table:table-cell>
          <table:table-cell table:formula="of:=COM.MICROSOFT.CONCAT([.J8];&quot;+&quot;;[.J18])" office:value-type="string" office:string-value="3D+2D" calcext:value-type="string">
            <text:p>3D+2D</text:p>
          </table:table-cell>
          <table:table-cell table:formula="of:=#REF!+#REF!+[.K18]" office:value-type="string" office:string-value="" calcext:value-type="error">
            <text:p>#REF!</text:p>
          </table:table-cell>
          <table:table-cell table:formula="of:=[.EL8]+[.L18]" office:value-type="float" office:value="0" calcext:value-type="float">
            <text:p>0.00</text:p>
          </table:table-cell>
          <table:table-cell table:formula="of:=[.M8]+[.M18]" office:value-type="float" office:value="18.915851636672" calcext:value-type="float">
            <text:p>18.92</text:p>
          </table:table-cell>
          <table:table-cell table:formula="of:=#REF!+#REF!+[.N18]" office:value-type="string" office:string-value="" calcext:value-type="error">
            <text:p>#REF!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[.P8]+[.P18]" office:value-type="float" office:value="14.5195786984195" calcext:value-type="float">
            <text:p>14.52</text:p>
          </table:table-cell>
          <table:table-cell table:number-columns-repeated="16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C+2C" calcext:value-type="string">
            <text:p>3C+2C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1.29723401238798" calcext:value-type="float">
            <text:p>1.30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1.77560088925058" calcext:value-type="float">
            <text:p>1.78</text:p>
          </table:table-cell>
          <table:table-cell table:formula="of:=COM.MICROSOFT.CONCAT([.J9];&quot;+&quot;;[.J19])" office:value-type="string" office:string-value="3D+2D" calcext:value-type="string">
            <text:p>3D+2D</text:p>
          </table:table-cell>
          <table:table-cell table:formula="of:=#REF!+#REF!+[.K19]" office:value-type="string" office:string-value="" calcext:value-type="error">
            <text:p>#REF!</text:p>
          </table:table-cell>
          <table:table-cell table:formula="of:=[.EL9]+[.L19]" office:value-type="float" office:value="0" calcext:value-type="float">
            <text:p>0.00</text:p>
          </table:table-cell>
          <table:table-cell table:formula="of:=[.M9]+[.M19]" office:value-type="float" office:value="1.77903749664124" calcext:value-type="float">
            <text:p>1.78</text:p>
          </table:table-cell>
          <table:table-cell table:formula="of:=#REF!+#REF!+[.N19]" office:value-type="string" office:string-value="" calcext:value-type="error">
            <text:p>#REF!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[.P9]+[.P19]" office:value-type="float" office:value="1.31184364076134" calcext:value-type="float">
            <text:p>1.31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table:formula="of:=MAX([.F23:.F29])" office:value-type="float" office:value="17.2172754113994" calcext:value-type="float">
            <text:p>17.22</text:p>
          </table:table-cell>
          <table:table-cell table:number-columns-repeated="2"/>
          <table:table-cell table:style-name="ce2" table:formula="of:=MAX([.I23:.I29])" office:value-type="float" office:value="22.1295529758834" calcext:value-type="float">
            <text:p>22.13</text:p>
          </table:table-cell>
          <table:table-cell table:number-columns-repeated="3"/>
          <table:table-cell table:style-name="ce2" table:formula="of:=MAX([.M23:.M29])" office:value-type="float" office:value="21.0038830603911" calcext:value-type="float">
            <text:p>21.00</text:p>
          </table:table-cell>
          <table:table-cell table:number-columns-repeated="2"/>
          <table:table-cell table:style-name="ce2" table:formula="of:=MAX([.P23:.P29])" office:value-type="float" office:value="16.1100626437783" calcext:value-type="float">
            <text:p>16.11</text:p>
          </table:table-cell>
          <table:table-cell/>
          <table:table-cell table:formula="of:=MAX([.F30];[.P30])" office:value-type="float" office:value="17.2172754113994" calcext:value-type="float">
            <text:p>17.2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30]/[.$S$1]" office:value-type="float" office:value="28.2435620265738" calcext:value-type="float">
            <text:p>28.24</text:p>
          </table:table-cell>
          <table:table-cell table:number-columns-repeated="2"/>
          <table:table-cell table:style-name="ce2" table:formula="of:=[.I30]/[.$S$1]" office:value-type="float" office:value="36.3017601310423" calcext:value-type="float">
            <text:p>36.30</text:p>
          </table:table-cell>
          <table:table-cell table:number-columns-repeated="3"/>
          <table:table-cell table:style-name="ce2" table:formula="of:=[.M30]/[.$S$1]" office:value-type="float" office:value="34.4551887473608" calcext:value-type="float">
            <text:p>34.46</text:p>
          </table:table-cell>
          <table:table-cell table:number-columns-repeated="2"/>
          <table:table-cell table:style-name="ce2" table:formula="of:=[.P30]/[.$S$1]" office:value-type="float" office:value="26.4272681164343" calcext:value-type="float">
            <text:p>26.43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8400036222155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19224158427074" calcext:value-type="float">
            <text:p>8.19</text:p>
          </table:table-cell>
          <table:table-cell office:value-type="float" office:value="-15.4234837007547" calcext:value-type="float">
            <text:p>-15.42</text:p>
          </table:table-cell>
          <table:table-cell office:value-type="float" office:value="0" calcext:value-type="float">
            <text:p>0.00</text:p>
          </table:table-cell>
          <table:table-cell office:value-type="float" office:value="13.2407838830525" calcext:value-type="float">
            <text:p>13.24</text:p>
          </table:table-cell>
          <table:table-cell office:value-type="string" calcext:value-type="string">
            <text:p>1D</text:p>
          </table:table-cell>
          <table:table-cell office:value-type="float" office:value="0.00000000000002910383045673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3.5579484673619" calcext:value-type="float">
            <text:p>13.56</text:p>
          </table:table-cell>
          <table:table-cell office:value-type="float" office:value="15.4234837007554" calcext:value-type="float">
            <text:p>15.42</text:p>
          </table:table-cell>
          <table:table-cell office:value-type="float" office:value="0" calcext:value-type="float">
            <text:p>0.00</text:p>
          </table:table-cell>
          <table:table-cell office:value-type="float" office:value="8.52053758676856" calcext:value-type="float">
            <text:p>8.5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2281552724525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03925561393566" calcext:value-type="float">
            <text:p>3.04</text:p>
          </table:table-cell>
          <table:table-cell office:value-type="float" office:value="-5.72790071050133" calcext:value-type="float">
            <text:p>-5.73</text:p>
          </table:table-cell>
          <table:table-cell office:value-type="float" office:value="0" calcext:value-type="float">
            <text:p>0.00</text:p>
          </table:table-cell>
          <table:table-cell office:value-type="float" office:value="5.1655435593972" calcext:value-type="float">
            <text:p>5.17</text:p>
          </table:table-cell>
          <table:table-cell office:value-type="string" calcext:value-type="string">
            <text:p>1D</text:p>
          </table:table-cell>
          <table:table-cell office:value-type="float" office:value="0.000000000000014551915228366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8507124649827" calcext:value-type="float">
            <text:p>5.29</text:p>
          </table:table-cell>
          <table:table-cell office:value-type="float" office:value="5.72790071050158" calcext:value-type="float">
            <text:p>5.73</text:p>
          </table:table-cell>
          <table:table-cell office:value-type="float" office:value="0" calcext:value-type="float">
            <text:p>0.00</text:p>
          </table:table-cell>
          <table:table-cell office:value-type="float" office:value="3.16252855122339" calcext:value-type="float">
            <text:p>3.16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9105681279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.90399509168696" calcext:value-type="float">
            <text:p>6.90</text:p>
          </table:table-cell>
          <table:table-cell office:value-type="float" office:value="-12.9995879531914" calcext:value-type="float">
            <text:p>-13.00</text:p>
          </table:table-cell>
          <table:table-cell office:value-type="float" office:value="0" calcext:value-type="float">
            <text:p>0.00</text:p>
          </table:table-cell>
          <table:table-cell office:value-type="float" office:value="11.2219738021387" calcext:value-type="float">
            <text:p>11.22</text:p>
          </table:table-cell>
          <table:table-cell office:value-type="string" calcext:value-type="string">
            <text:p>1D</text:p>
          </table:table-cell>
          <table:table-cell office:value-type="float" office:value="0.00000000000003092281986027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1.489729162146" calcext:value-type="float">
            <text:p>11.49</text:p>
          </table:table-cell>
          <table:table-cell office:value-type="float" office:value="12.999587953192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float" office:value="7.18103532788228" calcext:value-type="float">
            <text:p>7.1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3046096708203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235534408229" calcext:value-type="float">
            <text:p>1.82</text:p>
          </table:table-cell>
          <table:table-cell office:value-type="float" office:value="-3.43674056286459" calcext:value-type="float">
            <text:p>-3.44</text:p>
          </table:table-cell>
          <table:table-cell office:value-type="float" office:value="0" calcext:value-type="float">
            <text:p>0.00</text:p>
          </table:table-cell>
          <table:table-cell office:value-type="float" office:value="3.09932625879447" calcext:value-type="float">
            <text:p>3.10</text:p>
          </table:table-cell>
          <table:table-cell office:value-type="string" calcext:value-type="string">
            <text:p>1D</text:p>
          </table:table-cell>
          <table:table-cell office:value-type="float" office:value="2.2737367544323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17104287390489" calcext:value-type="float">
            <text:p>3.17</text:p>
          </table:table-cell>
          <table:table-cell office:value-type="float" office:value="3.43674056286475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89751720613459" calcext:value-type="float">
            <text:p>1.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IVE</text:p>
          </table:table-cell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1C</text:p>
          </table:table-cell>
          <table:table-cell office:value-type="float" office:value="0.00000000000009207212769979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15298597033509" calcext:value-type="float">
            <text:p>5.15</text:p>
          </table:table-cell>
          <table:table-cell office:value-type="float" office:value="-9.69558299025342" calcext:value-type="float">
            <text:p>-9.70</text:p>
          </table:table-cell>
          <table:table-cell office:value-type="float" office:value="0" calcext:value-type="float">
            <text:p>0.00</text:p>
          </table:table-cell>
          <table:table-cell office:value-type="float" office:value="8.07524032365531" calcext:value-type="float">
            <text:p>8.08</text:p>
          </table:table-cell>
          <table:table-cell office:value-type="string" calcext:value-type="string">
            <text:p>1D</text:p>
          </table:table-cell>
          <table:table-cell office:value-type="float" office:value="0.000000000000021827872842550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8.27287722086367" calcext:value-type="float">
            <text:p>8.27</text:p>
          </table:table-cell>
          <table:table-cell office:value-type="float" office:value="9.69558299025385" calcext:value-type="float">
            <text:p>9.70</text:p>
          </table:table-cell>
          <table:table-cell office:value-type="float" office:value="0" calcext:value-type="float">
            <text:p>0.00</text:p>
          </table:table-cell>
          <table:table-cell office:value-type="float" office:value="5.35800903554518" calcext:value-type="float">
            <text:p>5.36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table:formula="of:=MAX([.F33:.F40])" office:value-type="float" office:value="8.19224158427074" calcext:value-type="float">
            <text:p>8.19</text:p>
          </table:table-cell>
          <table:table-cell table:number-columns-repeated="2"/>
          <table:table-cell table:style-name="ce2" table:formula="of:=MAX([.I33:.I40])" office:value-type="float" office:value="13.2407838830525" calcext:value-type="float">
            <text:p>13.24</text:p>
          </table:table-cell>
          <table:table-cell table:style-name="ce2"/>
          <table:table-cell table:style-name="ce2" table:formula="of:=MAX([.K33:.K40])" office:value-type="float" office:value="0.0000000000000309228198602796" calcext:value-type="float">
            <text:p>0.00</text:p>
          </table:table-cell>
          <table:table-cell table:style-name="ce2" table:formula="of:=MAX([.L33:.L40])" office:value-type="float" office:value="0" calcext:value-type="float">
            <text:p>0.00</text:p>
          </table:table-cell>
          <table:table-cell table:style-name="ce2" table:formula="of:=MAX([.M33:.M40])" office:value-type="float" office:value="13.5579484673619" calcext:value-type="float">
            <text:p>13.56</text:p>
          </table:table-cell>
          <table:table-cell table:style-name="ce2" table:formula="of:=MAX([.N33:.N40])" office:value-type="float" office:value="15.4234837007554" calcext:value-type="float">
            <text:p>15.42</text:p>
          </table:table-cell>
          <table:table-cell table:style-name="ce2" table:formula="of:=MAX([.O33:.O40])" office:value-type="float" office:value="0" calcext:value-type="float">
            <text:p>0.00</text:p>
          </table:table-cell>
          <table:table-cell table:style-name="ce2" table:formula="of:=MAX([.P33:.P40])" office:value-type="float" office:value="8.52053758676856" calcext:value-type="float">
            <text:p>8.52</text:p>
          </table:table-cell>
          <table:table-cell/>
          <table:table-cell table:formula="of:=MAX([.F41];[.P41])" office:value-type="float" office:value="8.52053758676856" calcext:value-type="float">
            <text:p>8.5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41]/[.$S$1]" office:value-type="float" office:value="13.4387165096305" calcext:value-type="float">
            <text:p>13.44</text:p>
          </table:table-cell>
          <table:table-cell table:number-columns-repeated="2"/>
          <table:table-cell table:style-name="ce2" table:formula="of:=[.I41]/[.$S$1]" office:value-type="float" office:value="21.7204460023827" calcext:value-type="float">
            <text:p>21.72</text:p>
          </table:table-cell>
          <table:table-cell table:number-columns-repeated="3"/>
          <table:table-cell table:style-name="ce2" table:formula="of:=[.M41]/[.$S$1]" office:value-type="float" office:value="22.2407291131265" calcext:value-type="float">
            <text:p>22.24</text:p>
          </table:table-cell>
          <table:table-cell table:number-columns-repeated="2"/>
          <table:table-cell table:style-name="ce2" table:formula="of:=[.P41]/[.$S$1]" office:value-type="float" office:value="13.9772598208146" calcext:value-type="float">
            <text:p>13.98</text:p>
          </table:table-cell>
          <table:table-cell table:number-columns-repeated="16"/>
        </table:table-row>
        <table:table-row table:style-name="ro1">
          <table:table-cell table:number-columns-repeated="20"/>
          <table:table-cell table:style-name="ce7" table:number-columns-spanned="6" table:number-rows-spanned="1"/>
          <table:covered-table-cell table:number-columns-repeated="5"/>
          <table:table-cell table:number-columns-repeated="6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3])" office:value-type="string" office:string-value="3C+2C+1C" calcext:value-type="string">
            <text:p>3C+2C+1C</text:p>
          </table:table-cell>
          <table:table-cell table:formula="of:=[.D3]+[.D13]+[.D33]" office:value-type="float" office:value="0.0000000000000315338866130333" calcext:value-type="float">
            <text:p>0.00</text:p>
          </table:table-cell>
          <table:table-cell table:formula="of:=[.E3]+[.E13]+[.E33]" office:value-type="float" office:value="0" calcext:value-type="float">
            <text:p>0.00</text:p>
          </table:table-cell>
          <table:table-cell table:formula="of:=[.F3]+[.F13]+[.F33]" office:value-type="float" office:value="9.07374318013644" calcext:value-type="float">
            <text:p>9.07</text:p>
          </table:table-cell>
          <table:table-cell table:formula="of:=[.G3]+[.G13]+[.G33]" office:value-type="float" office:value="-10.3333398829507" calcext:value-type="float">
            <text:p>-10.33</text:p>
          </table:table-cell>
          <table:table-cell table:formula="of:=[.H3]+[.H13]+[.H33]" office:value-type="float" office:value="0" calcext:value-type="float">
            <text:p>0.00</text:p>
          </table:table-cell>
          <table:table-cell table:formula="of:=[.I3]+[.I13]+[.I33]" office:value-type="float" office:value="13.1029105624133" calcext:value-type="float">
            <text:p>13.10</text:p>
          </table:table-cell>
          <table:table-cell table:formula="of:=COM.MICROSOFT.CONCAT([.J3];&quot;+&quot;;[.J13];&quot;+&quot;;[.J33])" office:value-type="string" office:string-value="3D+2D+1D" calcext:value-type="string">
            <text:p>3D+2D+1D</text:p>
          </table:table-cell>
          <table:table-cell table:formula="of:=[.K3]+[.K13]+[.K33]" office:value-type="float" office:value="-0.00000000473276179491222" calcext:value-type="float">
            <text:p>0.00</text:p>
          </table:table-cell>
          <table:table-cell table:formula="of:=[.L3]+[.L13]+[.L33]" office:value-type="float" office:value="0" calcext:value-type="float">
            <text:p>0.00</text:p>
          </table:table-cell>
          <table:table-cell table:formula="of:=[.M3]+[.M13]+[.M33]" office:value-type="float" office:value="12.8902035764863" calcext:value-type="float">
            <text:p>12.89</text:p>
          </table:table-cell>
          <table:table-cell table:formula="of:=[.N3]+[.N13]+[.N33]" office:value-type="float" office:value="10.3333398876845" calcext:value-type="float">
            <text:p>10.33</text:p>
          </table:table-cell>
          <table:table-cell table:formula="of:=[.O3]+[.O13]+[.O33]" office:value-type="float" office:value="0" calcext:value-type="float">
            <text:p>0.00</text:p>
          </table:table-cell>
          <table:table-cell table:formula="of:=[.P3]+[.P13]+[.P33]" office:value-type="float" office:value="8.88334339337288" calcext:value-type="float">
            <text:p>8.88</text:p>
          </table:table-cell>
          <table:table-cell table:number-columns-repeated="4"/>
          <table:table-cell table:style-name="ce8" table:formula="of:=[.J44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DEAD LOAD</text:p>
          </table:table-cell>
          <table:table-cell table:style-name="ce9" table:formula="of:=[.F44]/[.$S$1]" office:value-type="float" office:value="14.8847493112474" calcext:value-type="float">
            <text:p>14.88</text:p>
          </table:table-cell>
          <table:table-cell table:style-name="ce9" table:formula="of:=[.I44]/[.$S$1]" office:value-type="float" office:value="21.4942758569772" calcext:value-type="float">
            <text:p>21.49</text:p>
          </table:table-cell>
          <table:table-cell table:style-name="ce9" table:formula="of:=[.M44]/[.$S$1]" office:value-type="float" office:value="21.1453470742885" calcext:value-type="float">
            <text:p>21.15</text:p>
          </table:table-cell>
          <table:table-cell table:style-name="ce9" table:formula="of:=[.P44]/[.$S$1]" office:value-type="float" office:value="14.5724137030395" calcext:value-type="float">
            <text:p>14.57</text:p>
          </table:table-cell>
          <table:table-cell table:number-columns-repeated="6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4])" office:value-type="string" office:string-value="3C+2C+1C" calcext:value-type="string">
            <text:p>3C+2C+1C</text:p>
          </table:table-cell>
          <table:table-cell table:formula="of:=[.D4]+[.D14]+[.D34]" office:value-type="float" office:value="-0.000000000000107288400386097" calcext:value-type="float">
            <text:p>0.00</text:p>
          </table:table-cell>
          <table:table-cell table:formula="of:=[.E4]+[.E14]+[.E34]" office:value-type="float" office:value="0" calcext:value-type="float">
            <text:p>0.00</text:p>
          </table:table-cell>
          <table:table-cell table:formula="of:=[.F4]+[.F14]+[.F34]" office:value-type="float" office:value="23.00830488167" calcext:value-type="float">
            <text:p>23.01</text:p>
          </table:table-cell>
          <table:table-cell table:formula="of:=[.G4]+[.G14]+[.G34]" office:value-type="float" office:value="-25.8717105481957" calcext:value-type="float">
            <text:p>-25.87</text:p>
          </table:table-cell>
          <table:table-cell table:formula="of:=[.H4]+[.H14]+[.H34]" office:value-type="float" office:value="0" calcext:value-type="float">
            <text:p>0.00</text:p>
          </table:table-cell>
          <table:table-cell table:formula="of:=[.I4]+[.I14]+[.I34]" office:value-type="float" office:value="32.222447458735" calcext:value-type="float">
            <text:p>32.22</text:p>
          </table:table-cell>
          <table:table-cell table:formula="of:=COM.MICROSOFT.CONCAT([.J4];&quot;+&quot;;[.J14];&quot;+&quot;;[.J34])" office:value-type="string" office:string-value="3D+2D+1D" calcext:value-type="string">
            <text:p>3D+2D+1D</text:p>
          </table:table-cell>
          <table:table-cell table:formula="of:=[.K4]+[.K14]+[.K34]" office:value-type="float" office:value="-0.0000000107371204194351" calcext:value-type="float">
            <text:p>0.00</text:p>
          </table:table-cell>
          <table:table-cell table:formula="of:=[.L4]+[.L14]+[.L34]" office:value-type="float" office:value="0" calcext:value-type="float">
            <text:p>0.00</text:p>
          </table:table-cell>
          <table:table-cell table:formula="of:=[.M4]+[.M14]+[.M34]" office:value-type="float" office:value="31.6843490103169" calcext:value-type="float">
            <text:p>31.68</text:p>
          </table:table-cell>
          <table:table-cell table:formula="of:=[.N4]+[.N14]+[.N34]" office:value-type="float" office:value="25.8717105589352" calcext:value-type="float">
            <text:p>25.87</text:p>
          </table:table-cell>
          <table:table-cell table:formula="of:=[.O4]+[.O14]+[.O34]" office:value-type="float" office:value="0" calcext:value-type="float">
            <text:p>0.00</text:p>
          </table:table-cell>
          <table:table-cell table:formula="of:=[.P4]+[.P14]+[.P34]" office:value-type="float" office:value="22.4998546336106" calcext:value-type="float">
            <text:p>22.50</text:p>
          </table:table-cell>
          <table:table-cell table:number-columns-repeated="4"/>
          <table:table-cell table:style-name="ce8" table:formula="of:=[.J45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LIVE LOAD</text:p>
          </table:table-cell>
          <table:table-cell table:style-name="ce9" table:formula="of:=([.F45]-[.F44])/[.$S$1]" office:value-type="float" office:value="22.8585329749566" calcext:value-type="float">
            <text:p>22.86</text:p>
          </table:table-cell>
          <table:table-cell table:style-name="ce9" table:formula="of:=([.I45]-[.I44])/[.$S$1]" office:value-type="float" office:value="31.3640697118138" calcext:value-type="float">
            <text:p>31.36</text:p>
          </table:table-cell>
          <table:table-cell table:style-name="ce9" table:formula="of:=([.M45]-[.M44])/[.$S$1]" office:value-type="float" office:value="30.8302910659951" calcext:value-type="float">
            <text:p>30.83</text:p>
          </table:table-cell>
          <table:table-cell table:style-name="ce9" table:formula="of:=([.P45]-[.P44])/[.$S$1]" office:value-type="float" office:value="22.3367966539333" calcext:value-type="float">
            <text:p>22.34</text:p>
          </table:table-cell>
          <table:table-cell table:number-columns-repeated="6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5])" office:value-type="string" office:string-value="3C+2C+1C" calcext:value-type="string">
            <text:p>3C+2C+1C</text:p>
          </table:table-cell>
          <table:table-cell table:formula="of:=[.D5]+[.D15]+[.D35]" office:value-type="float" office:value="0.0000000000000995612481347053" calcext:value-type="float">
            <text:p>0.00</text:p>
          </table:table-cell>
          <table:table-cell table:formula="of:=[.E5]+[.E15]+[.E35]" office:value-type="float" office:value="0" calcext:value-type="float">
            <text:p>0.00</text:p>
          </table:table-cell>
          <table:table-cell table:formula="of:=[.F5]+[.F15]+[.F35]" office:value-type="float" office:value="15.2025512425362" calcext:value-type="float">
            <text:p>15.20</text:p>
          </table:table-cell>
          <table:table-cell table:formula="of:=[.G5]+[.G15]+[.G35]" office:value-type="float" office:value="-22.5666765774653" calcext:value-type="float">
            <text:p>-22.57</text:p>
          </table:table-cell>
          <table:table-cell table:formula="of:=[.H5]+[.H15]+[.H35]" office:value-type="float" office:value="0" calcext:value-type="float">
            <text:p>0.00</text:p>
          </table:table-cell>
          <table:table-cell table:formula="of:=[.I5]+[.I15]+[.I35]" office:value-type="float" office:value="20.9815286202366" calcext:value-type="float">
            <text:p>20.98</text:p>
          </table:table-cell>
          <table:table-cell table:formula="of:=COM.MICROSOFT.CONCAT([.J5];&quot;+&quot;;[.J15];&quot;+&quot;;[.J35])" office:value-type="string" office:string-value="3D+2D+1D" calcext:value-type="string">
            <text:p>3D+2D+1D</text:p>
          </table:table-cell>
          <table:table-cell table:formula="of:=[.K5]+[.K15]+[.K35]" office:value-type="float" office:value="-0.0000000173042222968433" calcext:value-type="float">
            <text:p>0.00</text:p>
          </table:table-cell>
          <table:table-cell table:formula="of:=[.L5]+[.L15]+[.L35]" office:value-type="float" office:value="0" calcext:value-type="float">
            <text:p>0.00</text:p>
          </table:table-cell>
          <table:table-cell table:formula="of:=[.M5]+[.M15]+[.M35]" office:value-type="float" office:value="20.2339363373902" calcext:value-type="float">
            <text:p>20.23</text:p>
          </table:table-cell>
          <table:table-cell table:formula="of:=[.N5]+[.N15]+[.N35]" office:value-type="float" office:value="22.5666765947708" calcext:value-type="float">
            <text:p>22.57</text:p>
          </table:table-cell>
          <table:table-cell table:formula="of:=[.O5]+[.O15]+[.O35]" office:value-type="float" office:value="0" calcext:value-type="float">
            <text:p>0.00</text:p>
          </table:table-cell>
          <table:table-cell table:formula="of:=[.P5]+[.P15]+[.P35]" office:value-type="float" office:value="14.4771715908522" calcext:value-type="float">
            <text:p>14.48</text:p>
          </table:table-cell>
          <table:table-cell table:number-columns-repeated="4"/>
          <table:table-cell table:style-name="ce8" table:formula="of:=[.J46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SNOW LOAD</text:p>
          </table:table-cell>
          <table:table-cell table:style-name="ce9" table:formula="of:=([.F46]-[.F44])/[.$S$1]" office:value-type="float" office:value="10.0538189999996" calcext:value-type="float">
            <text:p>10.05</text:p>
          </table:table-cell>
          <table:table-cell table:style-name="ce9" table:formula="of:=([.I46]-[.I44])/[.$S$1]" office:value-type="float" office:value="12.9242422208387" calcext:value-type="float">
            <text:p>12.92</text:p>
          </table:table-cell>
          <table:table-cell table:style-name="ce9" table:formula="of:=([.M46]-[.M44])/[.$S$1]" office:value-type="float" office:value="12.0468057101442" calcext:value-type="float">
            <text:p>12.05</text:p>
          </table:table-cell>
          <table:table-cell table:style-name="ce9" table:formula="of:=([.P46]-[.P44])/[.$S$1]" office:value-type="float" office:value="9.17622735806975" calcext:value-type="float">
            <text:p>9.18</text:p>
          </table:table-cell>
          <table:table-cell table:number-columns-repeated="6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6])" office:value-type="string" office:string-value="3C+2C+1C" calcext:value-type="string">
            <text:p>3C+2C+1C</text:p>
          </table:table-cell>
          <table:table-cell table:formula="of:=[.D6]+[.D16]+[.D36]" office:value-type="float" office:value="-0.000000000000116301634989214" calcext:value-type="float">
            <text:p>0.00</text:p>
          </table:table-cell>
          <table:table-cell table:formula="of:=[.E6]+[.E16]+[.E36]" office:value-type="float" office:value="0" calcext:value-type="float">
            <text:p>0.00</text:p>
          </table:table-cell>
          <table:table-cell table:formula="of:=[.F6]+[.F16]+[.F36]" office:value-type="float" office:value="24.1212705030864" calcext:value-type="float">
            <text:p>24.12</text:p>
          </table:table-cell>
          <table:table-cell table:formula="of:=[.G6]+[.G16]+[.G36]" office:value-type="float" office:value="-31.1621204027704" calcext:value-type="float">
            <text:p>-31.16</text:p>
          </table:table-cell>
          <table:table-cell table:formula="of:=[.H6]+[.H16]+[.H36]" office:value-type="float" office:value="0" calcext:value-type="float">
            <text:p>0.00</text:p>
          </table:table-cell>
          <table:table-cell table:formula="of:=[.I6]+[.I16]+[.I36]" office:value-type="float" office:value="33.3515267780221" calcext:value-type="float">
            <text:p>33.35</text:p>
          </table:table-cell>
          <table:table-cell table:formula="of:=COM.MICROSOFT.CONCAT([.J6];&quot;+&quot;;[.J16];&quot;+&quot;;[.J36])" office:value-type="string" office:string-value="3D+2D+1D" calcext:value-type="string">
            <text:p>3D+2D+1D</text:p>
          </table:table-cell>
          <table:table-cell table:formula="of:=[.K6]+[.K16]+[.K36]" office:value-type="float" office:value="-0.0000000186644670918668" calcext:value-type="float">
            <text:p>0.00</text:p>
          </table:table-cell>
          <table:table-cell table:formula="of:=[.L6]+[.L16]+[.L36]" office:value-type="float" office:value="0" calcext:value-type="float">
            <text:p>0.00</text:p>
          </table:table-cell>
          <table:table-cell table:formula="of:=[.M6]+[.M16]+[.M36]" office:value-type="float" office:value="32.4936122225372" calcext:value-type="float">
            <text:p>32.49</text:p>
          </table:table-cell>
          <table:table-cell table:formula="of:=[.N6]+[.N16]+[.N36]" office:value-type="float" office:value="31.1621204214373" calcext:value-type="float">
            <text:p>31.16</text:p>
          </table:table-cell>
          <table:table-cell table:formula="of:=[.O6]+[.O16]+[.O36]" office:value-type="float" office:value="0" calcext:value-type="float">
            <text:p>0.00</text:p>
          </table:table-cell>
          <table:table-cell table:formula="of:=[.P6]+[.P16]+[.P36]" office:value-type="float" office:value="23.2910979716606" calcext:value-type="float">
            <text:p>23.29</text:p>
          </table:table-cell>
          <table:table-cell table:number-columns-repeated="4"/>
          <table:table-cell table:style-name="ce8" table:formula="of:=[.J47]" office:value-type="string" office:string-value="3D+2D+1D" calcext:value-type="string">
            <text:p>3D+2D+1D</text:p>
          </table:table-cell>
          <table:table-cell table:style-name="ce8" office:value-type="string" calcext:value-type="string">
            <text:p>WIND LOAD</text:p>
          </table:table-cell>
          <table:table-cell table:style-name="ce9" table:formula="of:=([.F48]-[.F44])/0.6/[.$S$1]" office:value-type="float" office:value="-6.352413252422" calcext:value-type="float">
            <text:p>-6.35</text:p>
          </table:table-cell>
          <table:table-cell table:style-name="ce9" table:formula="of:=([.I48]-[.I44])/0.6/[.$S$1]" office:value-type="float" office:value="-8.16606381725913" calcext:value-type="float">
            <text:p>-8.17</text:p>
          </table:table-cell>
          <table:table-cell table:style-name="ce9" table:formula="of:=([.M48]-[.M44])/0.6/[.$S$1]" office:value-type="float" office:value="-7.61166361185504" calcext:value-type="float">
            <text:p>-7.61</text:p>
          </table:table-cell>
          <table:table-cell table:style-name="ce9" table:formula="of:=([.P48]-[.P44])/0.6/[.$S$1]" office:value-type="float" office:value="-5.79791502877078" calcext:value-type="float">
            <text:p>-5.80</text:p>
          </table:table-cell>
          <table:table-cell table:number-columns-repeated="6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7])" office:value-type="string" office:string-value="3C+2C+1C" calcext:value-type="string">
            <text:p>3C+2C+1C</text:p>
          </table:table-cell>
          <table:table-cell table:formula="of:=[.D7]+[.D17]+[.D37]" office:value-type="float" office:value="0.000000000000049972248561403" calcext:value-type="float">
            <text:p>0.00</text:p>
          </table:table-cell>
          <table:table-cell table:formula="of:=[.E7]+[.E17]+[.E37]" office:value-type="float" office:value="0" calcext:value-type="float">
            <text:p>0.00</text:p>
          </table:table-cell>
          <table:table-cell table:formula="of:=[.F7]+[.F17]+[.F37]" office:value-type="float" office:value="6.75028450893057" calcext:value-type="float">
            <text:p>6.75</text:p>
          </table:table-cell>
          <table:table-cell table:formula="of:=[.G7]+[.G17]+[.G37]" office:value-type="float" office:value="-5.69562698163965" calcext:value-type="float">
            <text:p>-5.70</text:p>
          </table:table-cell>
          <table:table-cell table:formula="of:=[.H7]+[.H17]+[.H37]" office:value-type="float" office:value="0" calcext:value-type="float">
            <text:p>0.00</text:p>
          </table:table-cell>
          <table:table-cell table:formula="of:=[.I7]+[.I17]+[.I37]" office:value-type="float" office:value="10.1160910606126" calcext:value-type="float">
            <text:p>10.12</text:p>
          </table:table-cell>
          <table:table-cell table:formula="of:=COM.MICROSOFT.CONCAT([.J7];&quot;+&quot;;[.J17];&quot;+&quot;;[.J37])" office:value-type="string" office:string-value="3D+2D+1D" calcext:value-type="string">
            <text:p>3D+2D+1D</text:p>
          </table:table-cell>
          <table:table-cell table:formula="of:=[.K7]+[.K17]+[.K37]" office:value-type="float" office:value="0.0000000000331351373006328" calcext:value-type="float">
            <text:p>0.00</text:p>
          </table:table-cell>
          <table:table-cell table:formula="of:=[.L7]+[.L17]+[.L37]" office:value-type="float" office:value="0" calcext:value-type="float">
            <text:p>0.00</text:p>
          </table:table-cell>
          <table:table-cell table:formula="of:=[.M7]+[.M17]+[.M37]" office:value-type="float" office:value="10.1061614938142" calcext:value-type="float">
            <text:p>10.11</text:p>
          </table:table-cell>
          <table:table-cell table:formula="of:=[.N7]+[.N17]+[.N37]" office:value-type="float" office:value="5.69562698160737" calcext:value-type="float">
            <text:p>5.70</text:p>
          </table:table-cell>
          <table:table-cell table:formula="of:=[.O7]+[.O17]+[.O37]" office:value-type="float" office:value="0" calcext:value-type="float">
            <text:p>0.00</text:p>
          </table:table-cell>
          <table:table-cell table:formula="of:=[.P7]+[.P17]+[.P37]" office:value-type="float" office:value="6.76269799244968" calcext:value-type="float">
            <text:p>6.76</text:p>
          </table:table-cell>
          <table:table-cell table:number-columns-repeated="16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8])" office:value-type="string" office:string-value="3C+2C+1C" calcext:value-type="string">
            <text:p>3C+2C+1C</text:p>
          </table:table-cell>
          <table:table-cell table:formula="of:=[.D8]+[.D18]+[.D38]" office:value-type="float" office:value="-0.000000000000156461510414374" calcext:value-type="float">
            <text:p>0.00</text:p>
          </table:table-cell>
          <table:table-cell table:formula="of:=[.E8]+[.E18]+[.E38]" office:value-type="float" office:value="0" calcext:value-type="float">
            <text:p>0.00</text:p>
          </table:table-cell>
          <table:table-cell table:formula="of:=[.F8]+[.F18]+[.F38]" office:value-type="float" office:value="22.3786766150894" calcext:value-type="float">
            <text:p>22.38</text:p>
          </table:table-cell>
          <table:table-cell table:formula="of:=[.G8]+[.G18]+[.G38]" office:value-type="float" office:value="-27.6838359571448" calcext:value-type="float">
            <text:p>-27.68</text:p>
          </table:table-cell>
          <table:table-cell table:formula="of:=[.H8]+[.H18]+[.H38]" office:value-type="float" office:value="0" calcext:value-type="float">
            <text:p>0.00</text:p>
          </table:table-cell>
          <table:table-cell table:formula="of:=[.I8]+[.I18]+[.I38]" office:value-type="float" office:value="31.1114123000285" calcext:value-type="float">
            <text:p>31.11</text:p>
          </table:table-cell>
          <table:table-cell table:formula="of:=COM.MICROSOFT.CONCAT([.J8];&quot;+&quot;;[.J18];&quot;+&quot;;[.J38])" office:value-type="string" office:string-value="3D+2D+1D" calcext:value-type="string">
            <text:p>3D+2D+1D</text:p>
          </table:table-cell>
          <table:table-cell table:formula="of:=[.K8]+[.K18]+[.K38]" office:value-type="float" office:value="-0.0000000150900583264502" calcext:value-type="float">
            <text:p>0.00</text:p>
          </table:table-cell>
          <table:table-cell table:formula="of:=[.L8]+[.L18]+[.L38]" office:value-type="float" office:value="0" calcext:value-type="float">
            <text:p>0.00</text:p>
          </table:table-cell>
          <table:table-cell table:formula="of:=[.M8]+[.M18]+[.M38]" office:value-type="float" office:value="30.405580798818" calcext:value-type="float">
            <text:p>30.41</text:p>
          </table:table-cell>
          <table:table-cell table:formula="of:=[.N8]+[.N18]+[.N38]" office:value-type="float" office:value="27.6838359722371" calcext:value-type="float">
            <text:p>27.68</text:p>
          </table:table-cell>
          <table:table-cell table:formula="of:=[.O8]+[.O18]+[.O38]" office:value-type="float" office:value="0" calcext:value-type="float">
            <text:p>0.00</text:p>
          </table:table-cell>
          <table:table-cell table:formula="of:=[.P8]+[.P18]+[.P38]" office:value-type="float" office:value="21.7006140263018" calcext:value-type="float">
            <text:p>21.70</text:p>
          </table:table-cell>
          <table:table-cell table:number-columns-repeated="16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39])" office:value-type="string" office:string-value="3C+2C+1C" calcext:value-type="string">
            <text:p>3C+2C+1C</text:p>
          </table:table-cell>
          <table:table-cell table:formula="of:=[.D9]+[.D19]+[.D39]" office:value-type="float" office:value="0.0000000000000226112462087258" calcext:value-type="float">
            <text:p>0.00</text:p>
          </table:table-cell>
          <table:table-cell table:formula="of:=[.E9]+[.E19]+[.E39]" office:value-type="float" office:value="0" calcext:value-type="float">
            <text:p>0.00</text:p>
          </table:table-cell>
          <table:table-cell table:formula="of:=[.F9]+[.F19]+[.F39]" office:value-type="float" office:value="3.12078745321088" calcext:value-type="float">
            <text:p>3.12</text:p>
          </table:table-cell>
          <table:table-cell table:formula="of:=[.G9]+[.G19]+[.G39]" office:value-type="float" office:value="-1.56229127482538" calcext:value-type="float">
            <text:p>-1.56</text:p>
          </table:table-cell>
          <table:table-cell table:formula="of:=[.H9]+[.H19]+[.H39]" office:value-type="float" office:value="0" calcext:value-type="float">
            <text:p>0.00</text:p>
          </table:table-cell>
          <table:table-cell table:formula="of:=[.I9]+[.I19]+[.I39]" office:value-type="float" office:value="4.87492714804506" calcext:value-type="float">
            <text:p>4.87</text:p>
          </table:table-cell>
          <table:table-cell table:formula="of:=COM.MICROSOFT.CONCAT([.J9];&quot;+&quot;;[.J19];&quot;+&quot;;[.J39])" office:value-type="string" office:string-value="3D+2D+1D" calcext:value-type="string">
            <text:p>3D+2D+1D</text:p>
          </table:table-cell>
          <table:table-cell table:formula="of:=[.K9]+[.K19]+[.K39]" office:value-type="float" office:value="0.00000000192626547601548" calcext:value-type="float">
            <text:p>0.00</text:p>
          </table:table-cell>
          <table:table-cell table:formula="of:=[.L9]+[.L19]+[.L39]" office:value-type="float" office:value="0" calcext:value-type="float">
            <text:p>0.00</text:p>
          </table:table-cell>
          <table:table-cell table:formula="of:=[.M9]+[.M19]+[.M39]" office:value-type="float" office:value="4.95008037054613" calcext:value-type="float">
            <text:p>4.95</text:p>
          </table:table-cell>
          <table:table-cell table:formula="of:=[.N9]+[.N19]+[.N39]" office:value-type="float" office:value="1.56229127289962" calcext:value-type="float">
            <text:p>1.56</text:p>
          </table:table-cell>
          <table:table-cell table:formula="of:=[.O9]+[.O19]+[.O39]" office:value-type="float" office:value="0" calcext:value-type="float">
            <text:p>0.00</text:p>
          </table:table-cell>
          <table:table-cell table:formula="of:=[.P9]+[.P19]+[.P39]" office:value-type="float" office:value="3.20936084689594" calcext:value-type="float">
            <text:p>3.21</text:p>
          </table:table-cell>
          <table:table-cell table:number-columns-repeated="16"/>
        </table:table-row>
        <table:table-row table:style-name="ro1">
          <table:table-cell table:number-columns-repeated="5"/>
          <table:table-cell table:style-name="ce2" table:formula="of:=MAX([.F44:.F50])" office:value-type="float" office:value="24.1212705030864" calcext:value-type="float">
            <text:p>24.12</text:p>
          </table:table-cell>
          <table:table-cell table:number-columns-repeated="2"/>
          <table:table-cell table:style-name="ce2" table:formula="of:=MAX([.I44:.I50])" office:value-type="float" office:value="33.3515267780221" calcext:value-type="float">
            <text:p>33.35</text:p>
          </table:table-cell>
          <table:table-cell table:number-columns-repeated="3"/>
          <table:table-cell table:style-name="ce2" table:formula="of:=MAX([.M44:.M50])" office:value-type="float" office:value="32.4936122225372" calcext:value-type="float">
            <text:p>32.49</text:p>
          </table:table-cell>
          <table:table-cell table:number-columns-repeated="2"/>
          <table:table-cell table:style-name="ce2" table:formula="of:=MAX([.P44:.P50])" office:value-type="float" office:value="23.2910979716606" calcext:value-type="float">
            <text:p>23.29</text:p>
          </table:table-cell>
          <table:table-cell/>
          <table:table-cell table:formula="of:=MAX([.F51];[.P51])" office:value-type="float" office:value="24.1212705030864" calcext:value-type="float">
            <text:p>24.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kN/m</text:p>
          </table:table-cell>
          <table:table-cell table:number-columns-repeated="2"/>
          <table:table-cell table:style-name="ce2" table:formula="of:=[.F51]/[.$S$1]" office:value-type="float" office:value="39.5690132924646" calcext:value-type="float">
            <text:p>39.57</text:p>
          </table:table-cell>
          <table:table-cell table:number-columns-repeated="2"/>
          <table:table-cell table:style-name="ce2" table:formula="of:=[.I51]/[.$S$1]" office:value-type="float" office:value="54.7105098064667" calcext:value-type="float">
            <text:p>54.71</text:p>
          </table:table-cell>
          <table:table-cell table:number-columns-repeated="3"/>
          <table:table-cell table:style-name="ce2" table:formula="of:=[.M51]/[.$S$1]" office:value-type="float" office:value="53.303169656393" calcext:value-type="float">
            <text:p>53.30</text:p>
          </table:table-cell>
          <table:table-cell table:number-columns-repeated="2"/>
          <table:table-cell table:style-name="ce2" table:formula="of:=[.P51]/[.$S$1]" office:value-type="float" office:value="38.2071817120417" calcext:value-type="float">
            <text:p>38.21</text:p>
          </table:table-cell>
          <table:table-cell table:number-columns-repeated="16"/>
        </table:table-row>
        <table:table-row table:style-name="ro1" table:number-rows-repeated="1048523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6:03:45.13403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6:25:09.468747615</dc:date>
    <meta:editing-duration>PT3H27M42S</meta:editing-duration>
    <meta:editing-cycles>29</meta:editing-cycles>
    <meta:generator>LibreOffice/6.0.7.3$Linux_X86_64 LibreOffice_project/00m0$Build-3</meta:generator>
    <meta:document-statistic meta:table-count="1" meta:cell-count="731" meta:object-count="0"/>
  </office:meta>
</office:document-meta>
</file>